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r11" style:family="presentation" style:parent-style-name="Domyślnie-subtitle" style:list-style-name="L1">
      <style:graphic-properties draw:fill-color="#ffffff" draw:auto-grow-height="true" fo:min-height="9.134cm"/>
    </style:style>
    <style:style style:name="pr12" style:family="presentation" style:parent-style-name="Domyślnie-subtitle" style:list-style-name="L1">
      <style:graphic-properties draw:fill-color="#ffffff" draw:auto-grow-height="true" fo:min-height="9.134cm"/>
    </style:style>
    <style:style style:name="pr13" style:family="presentation" style:parent-style-name="Domyślnie-subtitle" style:list-style-name="L1">
      <style:graphic-properties draw:fill-color="#ffffff" draw:auto-grow-height="true" fo:min-height="9.134cm"/>
    </style:style>
    <style:style style:name="pr14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185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Trąbcie wokoło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Trąbcie wokoło, niech zew wszędzie brzmi:</text:span></text:p>
            <text:p text:style-name="P5"><text:span text:style-name="T5">Wkrótce już przyjdzie nasz Pan!</text:span></text:p>
            <text:p text:style-name="P5"><text:span text:style-name="T5">Radość w obliczach wierzących niech lśni:</text:span></text:p>
            <text:p text:style-name="P5"><text:span text:style-name="T5">Już wkrótce przyjdzie nasz Pa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Przyjdzie nasz Pan, przyjdzie nasz Pan!</text:span></text:p>
            <text:p text:style-name="P5"><text:span text:style-name="T5">Już wkrótce przyjdzie nasz Pa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Góry dolinom podajcie ten zew:</text:span></text:p>
            <text:p text:style-name="P5"><text:span text:style-name="T5">Wkrótce już przyjdzie nasz Pan!</text:span></text:p>
            <text:p text:style-name="P5"><text:span text:style-name="T5">Niech na tej ziemi brzmi radość i śpiew:</text:span></text:p>
            <text:p text:style-name="P5"><text:span text:style-name="T5">Już wkrótce przyjdzie nasz Pa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7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Przyjdzie nasz Pan, przyjdzie nasz Pan!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Fale eteru roznieście tę wieść:</text:span></text:p>
            <text:p text:style-name="P5"><text:span text:style-name="T5">Wkrótce już przyjdzie nasz Pan!</text:span></text:p>
            <text:p text:style-name="P5"><text:span text:style-name="T5">Burze i wichry rozgłoście tę treść:</text:span></text:p>
            <text:p text:style-name="P5"><text:span text:style-name="T5">Już wkrótce przyjdzie nasz Pa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9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Przyjdzie nasz Pan, przyjdzie nasz Pan!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10" draw:text-style-name="P8" draw:layer="layout" svg:width="25.199cm" svg:height="9.134cm" svg:x="1.4cm" svg:y="3.684cm" presentation:class="subtitle">
          <draw:text-box>
            <text:p text:style-name="P7"><text:span text:style-name="T4">4.</text:span><text:span text:style-name="T5"> Znaki na ziemi zwiastują nam wszak:</text:span></text:p>
            <text:p text:style-name="P7"><text:span text:style-name="T5">Wkrótce już przyjdzie nasz Pan!</text:span></text:p>
            <text:p text:style-name="P7"><text:span text:style-name="T5">Na niebie głosił niejeden już znak: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11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Przyjdzie nasz Pan, przyjdzie nasz Pan!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12" draw:text-style-name="P8" draw:layer="layout" svg:width="25.199cm" svg:height="9.134cm" svg:x="1.4cm" svg:y="3.684cm" presentation:class="subtitle">
          <draw:text-box>
            <text:p text:style-name="P7"><text:span text:style-name="T4">5.</text:span><text:span text:style-name="T5"> Wojny na świecie dowodem dziś są:</text:span></text:p>
            <text:p text:style-name="P7"><text:span text:style-name="T5">Wkrótce już przyjdzie nasz Pan!</text:span></text:p>
            <text:p text:style-name="P7"><text:span text:style-name="T5">Trzej aniołowie poselstwo to ślą: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185</text:span></text:p>
          </draw:text-box>
        </draw:frame>
        <draw:frame presentation:style-name="pr13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Przyjdzie nasz Pan, przyjdzie nasz Pan!</text:span></text:p>
            <text:p text:style-name="P7"><text:span text:style-name="T5">Już wkrótce przyjdzie nasz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4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20-01-17T23:56:46.524488691</dc:date>
    <meta:editing-duration>PT17M58S</meta:editing-duration>
    <meta:editing-cycles>4</meta:editing-cycles>
    <meta:generator>LibreOffice/6.1.5.2$Linux_ARM_EABI LibreOffice_project/10$Build-2</meta:generator>
    <meta:document-statistic meta:object-count="69"/>
  </office:meta>
</office:document-meta>
</file>